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&lt;Имя компьютера&gt;\&lt;Имя пользователя&gt; - Служба безопасности запущена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3" office:value-type="string" calcext:value-type="string">
            <text:p>&lt;Имя компьютера&gt;\&lt;Имя пользователя&gt; - Служба безопасности остановлена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table:number-columns-repeated="1022"/>
        </table:table-row>
        <table:table-row table:style-name="ro1">
          <table:table-cell table:style-name="ce1" office:value-type="string" calcext:value-type="string">
            <text:p>Версия файла настроек: &lt;Номер версии&gt;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Доступ разрешен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Отказано в доступе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Обновлена база данных разрешений</text:p>
          </table:table-cell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лужба безопасности лицензирована. Лицензия постоянная.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office:value-type="float" office:value="1011" calcext:value-type="float">
            <text:p>1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ие пользователя: &lt;Имя пользователя&gt;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calcext:value-type="float">
            <text:p>1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calcext:value-type="float">
            <text:p>1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calcext:value-type="float">
            <text:p>1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тентификация пользователя успешна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остановлена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5" office:value-type="string" calcext:value-type="string">
            <text:p>&lt;Имя компьютера&gt; - Автоматическая регистрация пользователя: &lt;Имя пользователя&gt;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&lt;Имя компьютера&gt;\&lt;Имя пользователя&gt; - Автоматическая разрегистрация пользователя</text:p>
          </table:table-cell>
          <table:table-cell office:value-type="float" office:value="1026" calcext:value-type="float">
            <text:p>10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calcext:value-type="float">
            <text:p>1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calcext:value-type="float">
            <text:p>1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Временной период&gt;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Временной период&gt;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ы свойства временного периода: &lt;Временной период&gt;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а группа: &lt;Имя группы&gt;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а группа: &lt;Имя группы&gt;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calcext:value-type="float">
            <text:p>1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calcext:value-type="float">
            <text:p>1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calcext:value-type="float">
            <text:p>1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calcext:value-type="float">
            <text:p>1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функция: &lt;Функция&gt;</text:p>
          </table:table-cell>
          <table:table-cell office:value-type="float" office:value="1039" calcext:value-type="float">
            <text:p>1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Неизвестное имя тега &lt;Тег&gt;</text:p>
          </table:table-cell>
          <table:table-cell office:value-type="float" office:value="1041" calcext:value-type="float">
            <text:p>1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полнен переход в гостевой режим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calcext:value-type="float">
            <text:p>1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вер вызвал команду о смене пользователя: &lt;Имя пользователя&gt;</text:p>
          </table:table-cell>
          <table:table-cell office:value-type="float" office:value="1044" calcext:value-type="float">
            <text:p>1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сохранить базу данных. Нет прав на администрирование InfinityClientSecurity</text:p>
          </table:table-cell>
          <table:table-cell office:value-type="float" office:value="1045" calcext:value-type="float">
            <text:p>1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calcext:value-type="float">
            <text:p>1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calcext:value-type="float">
            <text:p>10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Нет прав на администрирование InfinityClientSecurity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Файл "&lt;Имя и путь файла&gt;" не найден.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Загрузка базы данных по умолчанию успешно завершена из файла "&lt;Имя и путь файла&gt;"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calcext:value-type="float">
            <text:p>10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ход из системы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База данных разрешений не обновлена. Версии не совпадают.</text:p>
          </table:table-cell>
          <table:table-cell office:value-type="float" office:value="1053" calcext:value-type="float">
            <text:p>1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calcext:value-type="float">
            <text:p>1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бщее время работы: &lt;Время работы пользователя&gt;</text:p>
          </table:table-cell>
          <table:table-cell office:value-type="float" office:value="1056" calcext:value-type="float">
            <text:p>10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office:value-type="float" office:value="1057" calcext:value-type="float">
            <text:p>1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office:value-type="float" office:value="1061" calcext:value-type="float">
            <text:p>10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calcext:value-type="float">
            <text:p>1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calcext:value-type="float">
            <text:p>1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calcext:value-type="float">
            <text:p>1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calcext:value-type="float">
            <text:p>1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calcext:value-type="float">
            <text:p>1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calcext:value-type="float">
            <text:p>1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calcext:value-type="float">
            <text:p>1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calcext:value-type="float">
            <text:p>1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calcext:value-type="float">
            <text:p>1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calcext:value-type="float">
            <text:p>1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calcext:value-type="float">
            <text:p>1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office:value-type="float" office:value="1078" calcext:value-type="float">
            <text:p>10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office:value-type="float" office:value="1079" calcext:value-type="float">
            <text:p>10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calcext:value-type="float">
            <text:p>1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calcext:value-type="float">
            <text:p>1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calcext:value-type="float">
            <text:p>1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calcext:value-type="float">
            <text:p>1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calcext:value-type="float">
            <text:p>1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calcext:value-type="float">
            <text:p>10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calcext:value-type="float">
            <text:p>1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calcext:value-type="float">
            <text:p>10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4" calcext:value-type="float">
            <text:p>10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calcext:value-type="float">
            <text:p>1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calcext:value-type="float">
            <text:p>1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calcext:value-type="float">
            <text:p>1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calcext:value-type="float">
            <text:p>10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calcext:value-type="float">
            <text:p>1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calcext:value-type="float">
            <text:p>1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calcext:value-type="float">
            <text:p>1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calcext:value-type="float">
            <text:p>1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calcext:value-type="float">
            <text:p>1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calcext:value-type="float">
            <text:p>1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calcext:value-type="float">
            <text:p>1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calcext:value-type="float">
            <text:p>1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calcext:value-type="float">
            <text:p>1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calcext:value-type="float">
            <text:p>1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calcext:value-type="float">
            <text:p>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calcext:value-type="float">
            <text:p>1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calcext:value-type="float">
            <text:p>1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calcext:value-type="float">
            <text:p>1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calcext:value-type="float">
            <text:p>1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calcext:value-type="float">
            <text:p>1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calcext:value-type="float">
            <text:p>1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calcext:value-type="float">
            <text:p>1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установлено.</text:p>
          </table:table-cell>
          <table:table-cell office:value-type="float" office:value="1121" calcext:value-type="float">
            <text:p>1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потеряно.</text:p>
          </table:table-cell>
          <table:table-cell office:value-type="float" office:value="1122" calcext:value-type="float">
            <text:p>1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calcext:value-type="float">
            <text:p>1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calcext:value-type="float">
            <text:p>1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calcext:value-type="float">
            <text:p>1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пользователя: &lt;Имя пользователя&gt;.</text:p>
          </table:table-cell>
          <table:table-cell office:value-type="float" office:value="1129" calcext:value-type="float">
            <text:p>1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группы: &lt;Название группы&gt;.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порт файла "&lt;Путь и название файла&gt;" завершен.</text:p>
          </table:table-cell>
          <table:table-cell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Файл не найден.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Попытка загрузить базу данных по умолчанию не удалась. База не найдена.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Загрузка базы данных по умолчанию успешно завершена.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&lt;Ошибка&gt;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calcext:value-type="float">
            <text:p>1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calcext:value-type="float">
            <text:p>1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calcext:value-type="float">
            <text:p>1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calcext:value-type="float">
            <text:p>1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истема клиентской безопасности не настроена, действия пользователей не ограничиваются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итика паролей Windows изменена</text:p>
          </table:table-cell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Компьютер находится в домене</text:p>
          </table:table-cell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удалить пользователей. Нет прав на администрирование InfinityClientSecurity</text:p>
          </table:table-cell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office:value-type="float" office:value="1157" calcext:value-type="float">
            <text:p>11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База данных сохранена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ыключен для функции: &lt;Название функции&gt;, для группы: &lt;Имя группы&gt;</text:p>
          </table:table-cell>
          <table:table-cell office:value-type="float" office:value="1163" calcext:value-type="float">
            <text:p>1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ключен для функции: &lt;Название функции&gt;, для группы: &lt;Имя группы&gt;</text:p>
          </table:table-cell>
          <table:table-cell office:value-type="float" office:value="1164" calcext:value-type="float">
            <text:p>11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ыключен для функции: &lt;Название функции&gt;, для пользователя: &lt;Имя пользователя&gt;</text:p>
          </table:table-cell>
          <table:table-cell office:value-type="float" office:value="1165" calcext:value-type="float">
            <text:p>1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ключен для функции: &lt;Название функции&gt;, для пользователя: &lt;Имя пользователя&gt;</text:p>
          </table:table-cell>
          <table:table-cell office:value-type="float" office:value="1166" calcext:value-type="float">
            <text:p>1166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SUM([.C1:.C162])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 style:data-style-name="N2" text:time-value="15:59:47.072142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7T19:44:04.940901197</dc:date>
    <meta:editing-duration>PT8H4M51S</meta:editing-duration>
    <meta:editing-cycles>20</meta:editing-cycles>
    <meta:generator>LibreOffice/6.4.6.2$Linux_X86_64 LibreOffice_project/40$Build-2</meta:generator>
    <meta:document-statistic meta:table-count="1" meta:cell-count="351" meta:object-count="0"/>
  </office:meta>
</office:document-meta>
</file>